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d3202" officeooo:paragraph-rsid="001d32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**</text:p>
      <text:p text:style-name="P1"><text:tab/> * 使用字节高效缓冲区流进行视频文件拷贝</text:p>
      <text:p text:style-name="P1"><text:tab/> */</text:p>
      <text:p text:style-name="P1"><text:tab/>public static void main(String[] args) {</text:p>
      <text:p text:style-name="P1"><text:tab/><text:tab/>// TODO Auto-generated method stub</text:p>
      <text:p text:style-name="P1"><text:tab/><text:tab/>copyshi();</text:p>
      <text:p text:style-name="P1"><text:tab/>}</text:p>
      <text:p text:style-name="P1"><text:s text:c="3"/>public static void copyshi(){</text:p>
      <text:p text:style-name="P1"><text:tab/> <text:s text:c="2"/>//创建字节输入流</text:p>
      <text:p text:style-name="P1"><text:tab/> <text:s text:c="2"/>InputStream tin=null;</text:p>
      <text:p text:style-name="P1"><text:tab/> <text:s text:c="2"/>//创建字节输出流</text:p>
      <text:p text:style-name="P1"><text:tab/> <text:s text:c="2"/>OutputStream out=null;</text:p>
      <text:p text:style-name="P1"><text:tab/> <text:s text:c="2"/>//创建高效缓冲区输入流</text:p>
      <text:p text:style-name="P1"><text:tab/> <text:s text:c="2"/>BufferedInputStream bis=null;</text:p>
      <text:p text:style-name="P1"><text:tab/> <text:s text:c="2"/>//创建高效缓冲区输出流</text:p>
      <text:p text:style-name="P1"><text:tab/> <text:s text:c="2"/>BufferedOutputStream bos=null;</text:p>
      <text:p text:style-name="P1"><text:tab/> <text:s text:c="2"/>try{</text:p>
      <text:p text:style-name="P1"><text:tab/> <text:s text:c="2"/>tin=new FileInputStream("D:/火线时刻/1421363152/火线时刻.avi");</text:p>
      <text:p text:style-name="P1"><text:tab/> <text:s text:c="2"/>out=new FileOutputStream("F:/火线时刻.avi");</text:p>
      <text:p text:style-name="P1"><text:tab/> <text:s text:c="2"/>bis=new BufferedInputStream(tin);</text:p>
      <text:p text:style-name="P1"><text:tab/> <text:s text:c="2"/>bos=new BufferedOutputStream(out);</text:p>
      <text:p text:style-name="P1"><text:tab/> <text:s text:c="2"/>byte[] by=new byte[1024];</text:p>
      <text:p text:style-name="P1"><text:tab/> <text:s text:c="2"/>int leng=-1;</text:p>
      <text:p text:style-name="P1"><text:tab/> <text:s text:c="2"/>while((leng=bis.read(by))!=-1){</text:p>
      <text:p text:style-name="P1"><text:tab/><text:tab/> <text:s/>bos.write(by); </text:p>
      <text:p text:style-name="P1"><text:tab/> <text:s text:c="2"/>}</text:p>
      <text:p text:style-name="P1"><text:tab/> <text:s text:c="2"/>bos.flush();</text:p>
      <text:p text:style-name="P1"><text:tab/>} catch (FileNotFoundException e) {</text:p>
      <text:p text:style-name="P1"><text:tab/><text:tab/>// TODO Auto-generated catch block</text:p>
      <text:p text:style-name="P1"><text:tab/><text:tab/>e.printStackTrace();</text:p>
      <text:p text:style-name="P1"><text:tab/>}catch (IOException e){</text:p>
      <text:p text:style-name="P1"><text:tab/><text:tab/>e.printStackTrace();</text:p>
      <text:p text:style-name="P1"><text:tab/>}finally{</text:p>
      <text:p text:style-name="P1"><text:tab/><text:tab/> <text:s text:c="3"/>try {</text:p>
      <text:p text:style-name="P1"><text:tab/><text:tab/> <text:s text:c="3"/><text:tab/>//关闭资源</text:p>
      <text:p text:style-name="P1"><text:tab/><text:tab/> <text:s text:c="3"/><text:tab/>if(bos!=null)</text:p>
      <text:p text:style-name="P1"><text:tab/><text:tab/><text:tab/><text:tab/>bos.close();</text:p>
      <text:p text:style-name="P1"><text:tab/><text:tab/> <text:s text:c="3"/><text:tab/>if(bis!=null)</text:p>
      <text:p text:style-name="P1"><text:tab/><text:tab/> <text:s text:c="3"/><text:tab/><text:tab/>bis.close();</text:p>
      <text:p text:style-name="P1"><text:tab/><text:tab/><text:tab/>} catch (IOException e) {</text:p>
      <text:p text:style-name="P1"><text:tab/><text:tab/><text:tab/><text:tab/>// TODO Auto-generated catch block</text:p>
      <text:p text:style-name="P1"><text:tab/><text:tab/><text:tab/><text:tab/>e.printStackTrace();</text:p>
      <text:p text:style-name="P1"><text:tab/><text:tab/><text:tab/>}</text:p>
      <text:p text:style-name="P1"><text:tab/>}</text:p>
      <text:p text:style-name="P1"><text:s text:c="3"/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8S</meta:editing-duration>
    <meta:editing-cycles>3</meta:editing-cycles>
    <meta:generator>LibreOffice/5.3.0.3$Windows_X86_64 LibreOffice_project/7074905676c47b82bbcfbea1aeefc84afe1c50e1</meta:generator>
    <dc:date>2017-12-29T13:17:19.731000000</dc:date>
    <meta:document-statistic meta:table-count="0" meta:image-count="0" meta:object-count="0" meta:page-count="1" meta:paragraph-count="46" meta:word-count="159" meta:character-count="985" meta:non-whitespace-character-count="786"/>
    <meta:user-defined meta:name="Info 1"/>
    <meta:user-defined meta:name="Info 2"/>
    <meta:user-defined meta:name="Info 3"/>
    <meta:user-defined meta:name="Info 4"/>
  </office:meta>
</office:document-meta>
</file>